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288cm"/>
    </style:style>
    <style:style style:name="Table1.B" style:family="table-column">
      <style:table-column-properties style:column-width="6.47cm"/>
    </style:style>
    <style:style style:name="Table1.C" style:family="table-column">
      <style:table-column-properties style:column-width="7.243cm"/>
    </style:style>
    <style:style style:name="Table1.A1" style:family="table-cell">
      <style:table-cell-properties style:vertical-align="middle" fo:padding="0.049cm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TML Attribute Reference</text:h>
      <text:p text:style-name="Horizontal_20_Line"/>
      <text:h text:style-name="Heading_20_2" text:outline-level="2">HTML Attribute Reference</text:h>
      <text:p text:style-name="Text_20_body">The table below lists all HTML attributes and what elements they can be used within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Attribute</text:p>
          </table:table-cell>
          <table:table-cell table:style-name="Table1.A1" office:value-type="string">
            <text:p text:style-name="Table_20_Heading">Belongs to</text:p>
          </table:table-cell>
          <table:table-cell table:style-name="Table1.A1" office:value-type="string">
            <text:p text:style-name="Table_20_Heading">Descrip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cept.asp" text:style-name="Internet_20_link" text:visited-style-name="Visited_20_Internet_20_Link">accept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the types of files that the server accepts (only for type="file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cept-charset.asp" text:style-name="Internet_20_link" text:visited-style-name="Visited_20_Internet_20_Link">accept-charset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e character encodings that are to be used for the form submiss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cesskey.asp" text:style-name="Internet_20_link" text:visited-style-name="Visited_20_Internet_20_Link">accesskey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a shortcut key to activate/focus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ction.asp" text:style-name="Internet_20_link" text:visited-style-name="Visited_20_Internet_20_Link">action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where to send the form-data when a form is submitted</text:p>
          </table:table-cell>
        </table:table-row>
        <table:table-row>
          <table:table-cell table:style-name="Table1.A1" office:value-type="string">
            <text:p text:style-name="Table_20_Contents">align</text:p>
          </table:table-cell>
          <table:table-cell table:style-name="Table1.A1" office:value-type="string">
            <text:p text:style-name="Table_20_Contents">Not supported in HTML 5.</text:p>
          </table:table-cell>
          <table:table-cell table:style-name="Table1.A1" office:value-type="string">
            <text:p text:style-name="Table_20_Contents">Specifies the alignment according to surrounding elements. Use CSS instea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lt.asp" text:style-name="Internet_20_link" text:visited-style-name="Visited_20_Internet_20_Link">alt</text:a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an alternate text when the original element fails to displa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sync.asp" text:style-name="Internet_20_link" text:visited-style-name="Visited_20_Internet_20_Link">async</text:a></text:p>
          </table:table-cell>
          <table:table-cell table:style-name="Table1.A1" office:value-type="string">
            <text:p text:style-name="Table_20_Contents"><text:a xlink:type="simple" xlink:href="https://www.w3schools.com/tags/tag_script.asp" text:style-name="Internet_20_link" text:visited-style-name="Visited_20_Internet_20_Link">&lt;script&gt;</text:a></text:p>
          </table:table-cell>
          <table:table-cell table:style-name="Table1.A1" office:value-type="string">
            <text:p text:style-name="Table_20_Contents">Specifies that the script is executed asynchronously (only for external scripts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utocomplete.asp" text:style-name="Internet_20_link" text:visited-style-name="Visited_20_Internet_20_Link">autocomplete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, 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whether the &lt;form&gt; or the &lt;input&gt; element should have autocomplete enabl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utofocus.asp" text:style-name="Internet_20_link" text:visited-style-name="Visited_20_Internet_20_Link">autofocus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element should automatically get focus when the page loa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autoplay.asp" text:style-name="Internet_20_link" text:visited-style-name="Visited_20_Internet_20_Link">autoplay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at the audio/video will start playing as soon as it is ready</text:p>
          </table:table-cell>
        </table:table-row>
        <table:table-row>
          <table:table-cell table:style-name="Table1.A1" office:value-type="string">
            <text:p text:style-name="Table_20_Contents">bgcolor</text:p>
          </table:table-cell>
          <table:table-cell table:style-name="Table1.A1" office:value-type="string">
            <text:p text:style-name="Table_20_Contents">Not supported in HTML 5.</text:p>
          </table:table-cell>
          <table:table-cell table:style-name="Table1.A1" office:value-type="string">
            <text:p text:style-name="Table_20_Contents">Specifies the background color of an element. Use CSS instead</text:p>
          </table:table-cell>
        </table:table-row>
        <table:table-row>
          <table:table-cell table:style-name="Table1.A1" office:value-type="string">
            <text:p text:style-name="Table_20_Contents">border</text:p>
          </table:table-cell>
          <table:table-cell table:style-name="Table1.A1" office:value-type="string">
            <text:p text:style-name="Table_20_Contents">Not supported in HTML 5.</text:p>
          </table:table-cell>
          <table:table-cell table:style-name="Table1.A1" office:value-type="string">
            <text:p text:style-name="Table_20_Contents">Specifies the width of the border of an element. Use CSS instea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harset.asp" text:style-name="Internet_20_link" text:visited-style-name="Visited_20_Internet_20_Link">charset</text:a></text:p>
          </table:table-cell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, <text:a xlink:type="simple" xlink:href="https://www.w3schools.com/tags/tag_script.asp" text:style-name="Internet_20_link" text:visited-style-name="Visited_20_Internet_20_Link">&lt;script&gt;</text:a></text:p>
          </table:table-cell>
          <table:table-cell table:style-name="Table1.A1" office:value-type="string">
            <text:p text:style-name="Table_20_Contents">Specifies the character encod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hecked.asp" text:style-name="Internet_20_link" text:visited-style-name="Visited_20_Internet_20_Link">checked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that an &lt;input&gt; element should be pre-selected when the page loads (for type="checkbox" or type="radio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ite.asp" text:style-name="Internet_20_link" text:visited-style-name="Visited_20_Internet_20_Link">cite</text:a></text:p>
          </table:table-cell>
          <table:table-cell table:style-name="Table1.A1" office:value-type="string">
            <text:p text:style-name="Table_20_Contents">&lt;blockquote&gt;, <text:a xlink:type="simple" xlink:href="https://www.w3schools.com/tags/tag_del.asp" text:style-name="Internet_20_link" text:visited-style-name="Visited_20_Internet_20_Link">&lt;del&gt;</text:a>, <text:a xlink:type="simple" xlink:href="https://www.w3schools.com/tags/tag_ins.asp" text:style-name="Internet_20_link" text:visited-style-name="Visited_20_Internet_20_Link">&lt;ins&gt;</text:a>, &lt;q&gt;</text:p>
          </table:table-cell>
          <table:table-cell table:style-name="Table1.A1" office:value-type="string">
            <text:p text:style-name="Table_20_Contents">Specifies a URL which explains the quote/deleted/inserted tex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lass.asp" text:style-name="Internet_20_link" text:visited-style-name="Visited_20_Internet_20_Link">class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one or more classnames for an element (refers to a class in a style sheet)</text:p>
          </table:table-cell>
        </table:table-row>
        <table:table-row>
          <table:table-cell table:style-name="Table1.A1" office:value-type="string">
            <text:p text:style-name="Table_20_Contents">color</text:p>
          </table:table-cell>
          <table:table-cell table:style-name="Table1.A1" office:value-type="string">
            <text:p text:style-name="Table_20_Contents">Not supported in HTML 5.</text:p>
          </table:table-cell>
          <table:table-cell table:style-name="Table1.A1" office:value-type="string">
            <text:p text:style-name="Table_20_Contents">Specifies the text color of an element. Use CSS instea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ls.asp" text:style-name="Internet_20_link" text:visited-style-name="Visited_20_Internet_20_Link">cols</text:a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visible width of a text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lspan.asp" text:style-name="Internet_20_link" text:visited-style-name="Visited_20_Internet_20_Link">colspan</text:a></text:p>
          </table:table-cell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, 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the number of columns a table <text:soft-page-break/>cell should sp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ent.asp" text:style-name="Internet_20_link" text:visited-style-name="Visited_20_Internet_20_Link">content</text:a></text:p>
          </table:table-cell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</text:p>
          </table:table-cell>
          <table:table-cell table:style-name="Table1.A1" office:value-type="string">
            <text:p text:style-name="Table_20_Contents">Gives the value associated with the http-equiv or name attribut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enteditable.asp" text:style-name="Internet_20_link" text:visited-style-name="Visited_20_Internet_20_Link">contenteditab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the content of an element is editable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ntrols.asp" text:style-name="Internet_20_link" text:visited-style-name="Visited_20_Internet_20_Link">controls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at audio/video controls should be displayed (such as a play/pause button etc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coords.asp" text:style-name="Internet_20_link" text:visited-style-name="Visited_20_Internet_20_Link">coords</text:a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1.A1" office:value-type="string">
            <text:p text:style-name="Table_20_Contents">Specifies the coordinates of the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ata.asp" text:style-name="Internet_20_link" text:visited-style-name="Visited_20_Internet_20_Link">data</text:a></text:p>
          </table:table-cell>
          <table:table-cell table:style-name="Table1.A1" office:value-type="string">
            <text:p text:style-name="Table_20_Contents"><text:a xlink:type="simple" xlink:href="https://www.w3schools.com/tags/tag_object.asp" text:style-name="Internet_20_link" text:visited-style-name="Visited_20_Internet_20_Link">&lt;object&gt;</text:a></text:p>
          </table:table-cell>
          <table:table-cell table:style-name="Table1.A1" office:value-type="string">
            <text:p text:style-name="Table_20_Contents">Specifies the URL of the resource to be used by the objec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ata-.asp" text:style-name="Internet_20_link" text:visited-style-name="Visited_20_Internet_20_Link">data-*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Used to store custom data private to the page or applic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atetime.asp" text:style-name="Internet_20_link" text:visited-style-name="Visited_20_Internet_20_Link">datetime</text:a></text:p>
          </table:table-cell>
          <table:table-cell table:style-name="Table1.A1" office:value-type="string">
            <text:p text:style-name="Table_20_Contents"><text:a xlink:type="simple" xlink:href="https://www.w3schools.com/tags/tag_del.asp" text:style-name="Internet_20_link" text:visited-style-name="Visited_20_Internet_20_Link">&lt;del&gt;</text:a>, <text:a xlink:type="simple" xlink:href="https://www.w3schools.com/tags/tag_ins.asp" text:style-name="Internet_20_link" text:visited-style-name="Visited_20_Internet_20_Link">&lt;ins&gt;</text:a>, <text:a xlink:type="simple" xlink:href="https://www.w3schools.com/tags/tag_time.asp" text:style-name="Internet_20_link" text:visited-style-name="Visited_20_Internet_20_Link">&lt;time&gt;</text:a></text:p>
          </table:table-cell>
          <table:table-cell table:style-name="Table1.A1" office:value-type="string">
            <text:p text:style-name="Table_20_Contents">Specifies the date and tim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efault.asp" text:style-name="Internet_20_link" text:visited-style-name="Visited_20_Internet_20_Link">default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1.A1" office:value-type="string">
            <text:p text:style-name="Table_20_Contents">Specifies that the track is to be enabled if the user's preferences do not indicate that another track would be more appropriat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efer.asp" text:style-name="Internet_20_link" text:visited-style-name="Visited_20_Internet_20_Link">defer</text:a></text:p>
          </table:table-cell>
          <table:table-cell table:style-name="Table1.A1" office:value-type="string">
            <text:p text:style-name="Table_20_Contents"><text:a xlink:type="simple" xlink:href="https://www.w3schools.com/tags/tag_script.asp" text:style-name="Internet_20_link" text:visited-style-name="Visited_20_Internet_20_Link">&lt;script&gt;</text:a></text:p>
          </table:table-cell>
          <table:table-cell table:style-name="Table1.A1" office:value-type="string">
            <text:p text:style-name="Table_20_Contents">Specifies that the script is executed when the page has finished parsing (only for external scripts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ir.asp" text:style-name="Internet_20_link" text:visited-style-name="Visited_20_Internet_20_Link">dir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e text direction for the content i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irname.asp" text:style-name="Internet_20_link" text:visited-style-name="Visited_20_Internet_20_Link">dirname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text direction will be submit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isabled.asp" text:style-name="Internet_20_link" text:visited-style-name="Visited_20_Internet_20_Link">disabled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fieldset.asp" text:style-name="Internet_20_link" text:visited-style-name="Visited_20_Internet_20_Link">&lt;fieldset&gt;</text:a>, <text:a xlink:type="simple" xlink:href="https://www.w3schools.com/tags/tag_input.asp" text:style-name="Internet_20_link" text:visited-style-name="Visited_20_Internet_20_Link">&lt;input&gt;</text:a>, &lt;optgroup&gt;, <text:a xlink:type="simple" xlink:href="https://www.w3schools.com/tags/tag_option.asp" text:style-name="Internet_20_link" text:visited-style-name="Visited_20_Internet_20_Link">&lt;option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specified element/group of elements should be disabl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ownload.asp" text:style-name="Internet_20_link" text:visited-style-name="Visited_20_Internet_20_Link">download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1.A1" office:value-type="string">
            <text:p text:style-name="Table_20_Contents">Specifies that the target will be downloaded when a user clicks on the hyperlin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draggable.asp" text:style-name="Internet_20_link" text:visited-style-name="Visited_20_Internet_20_Link">draggab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an element is draggable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enctype.asp" text:style-name="Internet_20_link" text:visited-style-name="Visited_20_Internet_20_Link">enctype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how the form-data should be encoded when submitting it to the server (only for method="post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for.asp" text:style-name="Internet_20_link" text:visited-style-name="Visited_20_Internet_20_Link">for</text:a></text:p>
          </table:table-cell>
          <table:table-cell table:style-name="Table1.A1" office:value-type="string">
            <text:p text:style-name="Table_20_Contents">&lt;label&gt;, <text:a xlink:type="simple" xlink:href="https://www.w3schools.com/tags/tag_output.asp" text:style-name="Internet_20_link" text:visited-style-name="Visited_20_Internet_20_Link">&lt;output&gt;</text:a></text:p>
          </table:table-cell>
          <table:table-cell table:style-name="Table1.A1" office:value-type="string">
            <text:p text:style-name="Table_20_Contents">Specifies which form element(s) a label/calculation is bound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form.asp" text:style-name="Internet_20_link" text:visited-style-name="Visited_20_Internet_20_Link">form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fieldset.asp" text:style-name="Internet_20_link" text:visited-style-name="Visited_20_Internet_20_Link">&lt;fieldset&gt;</text:a>, <text:a xlink:type="simple" xlink:href="https://www.w3schools.com/tags/tag_input.asp" text:style-name="Internet_20_link" text:visited-style-name="Visited_20_Internet_20_Link">&lt;input&gt;</text:a>, &lt;label&gt;, <text:a xlink:type="simple" xlink:href="https://www.w3schools.com/tags/tag_meter.asp" text:style-name="Internet_20_link" text:visited-style-name="Visited_20_Internet_20_Link">&lt;meter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output.asp" text:style-name="Internet_20_link" text:visited-style-name="Visited_20_Internet_20_Link">&lt;output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name of the form the element belongs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formaction.asp" text:style-name="Internet_20_link" text:visited-style-name="Visited_20_Internet_20_Link">formaction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where to send the form-data when a form is submitted. Only for type="submit"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eaders.asp" text:style-name="Internet_20_link" text:visited-style-name="Visited_20_Internet_20_Link">headers</text:a></text:p>
          </table:table-cell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, 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one or more headers cells a cell is related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eight.asp" text:style-name="Internet_20_link" text:visited-style-name="Visited_20_Internet_20_Link">height</text:a></text:p>
          </table:table-cell>
          <table:table-cell table:style-name="Table1.A1" office:value-type="string">
            <text:p text:style-name="Table_20_Contents">&lt;canvas&gt;, <text:a xlink:type="simple" xlink:href="https://www.w3schools.com/tags/tag_embed.asp" text:style-name="Internet_20_link" text:visited-style-name="Visited_20_Internet_20_Link">&lt;embed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e height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idden.asp" text:style-name="Internet_20_link" text:visited-style-name="Visited_20_Internet_20_Link">hidden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at an element is not yet, or is <text:soft-page-break/>no longer, releva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igh.asp" text:style-name="Internet_20_link" text:visited-style-name="Visited_20_Internet_20_Link">high</text:a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the range that is considered to be a high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ref.asp" text:style-name="Internet_20_link" text:visited-style-name="Visited_20_Internet_20_Link">href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base.asp" text:style-name="Internet_20_link" text:visited-style-name="Visited_20_Internet_20_Link">&lt;base&gt;</text:a>, 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Specifies the URL of the page the link goes to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reflang.asp" text:style-name="Internet_20_link" text:visited-style-name="Visited_20_Internet_20_Link">hreflang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Specifies the language of the linked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http-equiv.asp" text:style-name="Internet_20_link" text:visited-style-name="Visited_20_Internet_20_Link">http-equiv</text:a></text:p>
          </table:table-cell>
          <table:table-cell table:style-name="Table1.A1" office:value-type="string">
            <text:p text:style-name="Table_20_Contents"><text:a xlink:type="simple" xlink:href="https://www.w3schools.com/tags/tag_meta.asp" text:style-name="Internet_20_link" text:visited-style-name="Visited_20_Internet_20_Link">&lt;meta&gt;</text:a></text:p>
          </table:table-cell>
          <table:table-cell table:style-name="Table1.A1" office:value-type="string">
            <text:p text:style-name="Table_20_Contents">Provides an HTTP header for the information/value of the content attribut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id.asp" text:style-name="Internet_20_link" text:visited-style-name="Visited_20_Internet_20_Link">id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a unique id fo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ismap.asp" text:style-name="Internet_20_link" text:visited-style-name="Visited_20_Internet_20_Link">ismap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</text:p>
          </table:table-cell>
          <table:table-cell table:style-name="Table1.A1" office:value-type="string">
            <text:p text:style-name="Table_20_Contents">Specifies an image as a server-side image 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kind.asp" text:style-name="Internet_20_link" text:visited-style-name="Visited_20_Internet_20_Link">kind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1.A1" office:value-type="string">
            <text:p text:style-name="Table_20_Contents">Specifies the kind of text trac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abel.asp" text:style-name="Internet_20_link" text:visited-style-name="Visited_20_Internet_20_Link">label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, <text:a xlink:type="simple" xlink:href="https://www.w3schools.com/tags/tag_option.asp" text:style-name="Internet_20_link" text:visited-style-name="Visited_20_Internet_20_Link">&lt;option&gt;</text:a>, <text:a xlink:type="simple" xlink:href="https://www.w3schools.com/tags/tag_optgroup.asp" text:style-name="Internet_20_link" text:visited-style-name="Visited_20_Internet_20_Link">&lt;optgroup&gt;</text:a></text:p>
          </table:table-cell>
          <table:table-cell table:style-name="Table1.A1" office:value-type="string">
            <text:p text:style-name="Table_20_Contents">Specifies the title of the text track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ang.asp" text:style-name="Internet_20_link" text:visited-style-name="Visited_20_Internet_20_Link">lang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e language of the element's cont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ist.asp" text:style-name="Internet_20_link" text:visited-style-name="Visited_20_Internet_20_Link">list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Refers to a &lt;datalist&gt; element that contains pre-defined options for an &lt;input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oop.asp" text:style-name="Internet_20_link" text:visited-style-name="Visited_20_Internet_20_Link">loop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at the audio/video will start over again, every time it is finish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low.asp" text:style-name="Internet_20_link" text:visited-style-name="Visited_20_Internet_20_Link">low</text:a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the range that is considered to be a low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ax.asp" text:style-name="Internet_20_link" text:visited-style-name="Visited_20_Internet_20_Link">max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meter.asp" text:style-name="Internet_20_link" text:visited-style-name="Visited_20_Internet_20_Link">&lt;meter&gt;</text:a>, <text:a xlink:type="simple" xlink:href="https://www.w3schools.com/tags/tag_progress.asp" text:style-name="Internet_20_link" text:visited-style-name="Visited_20_Internet_20_Link">&lt;progress&gt;</text:a></text:p>
          </table:table-cell>
          <table:table-cell table:style-name="Table1.A1" office:value-type="string">
            <text:p text:style-name="Table_20_Contents">Specifies the maximum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axlength.asp" text:style-name="Internet_20_link" text:visited-style-name="Visited_20_Internet_20_Link">maxlength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maximum number of characters allowed i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edia.asp" text:style-name="Internet_20_link" text:visited-style-name="Visited_20_Internet_20_Link">media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source.asp" text:style-name="Internet_20_link" text:visited-style-name="Visited_20_Internet_20_Link">&lt;source&gt;</text:a>, 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.A1" office:value-type="string">
            <text:p text:style-name="Table_20_Contents">Specifies what media/device the linked document is optimized fo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ethod.asp" text:style-name="Internet_20_link" text:visited-style-name="Visited_20_Internet_20_Link">method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e HTTP method to use when sending form-dat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in.asp" text:style-name="Internet_20_link" text:visited-style-name="Visited_20_Internet_20_Link">min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a minimum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ultiple.asp" text:style-name="Internet_20_link" text:visited-style-name="Visited_20_Internet_20_Link">multiple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</text:p>
          </table:table-cell>
          <table:table-cell table:style-name="Table1.A1" office:value-type="string">
            <text:p text:style-name="Table_20_Contents">Specifies that a user can enter more than one valu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muted.asp" text:style-name="Internet_20_link" text:visited-style-name="Visited_20_Internet_20_Link">muted</text:a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>&lt;video&gt;</text:a>, <text:a xlink:type="simple" xlink:href="https://www.w3schools.com/tags/tag_audio.asp" text:style-name="Internet_20_link" text:visited-style-name="Visited_20_Internet_20_Link">&lt;audio&gt;</text:a></text:p>
          </table:table-cell>
          <table:table-cell table:style-name="Table1.A1" office:value-type="string">
            <text:p text:style-name="Table_20_Contents">Specifies that the audio output of the video should be mu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name.asp" text:style-name="Internet_20_link" text:visited-style-name="Visited_20_Internet_20_Link">name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fieldset.asp" text:style-name="Internet_20_link" text:visited-style-name="Visited_20_Internet_20_Link">&lt;fieldset&gt;</text:a>, <text:a xlink:type="simple" xlink:href="https://www.w3schools.com/tags/tag_form.asp" text:style-name="Internet_20_link" text:visited-style-name="Visited_20_Internet_20_Link">&lt;form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map.asp" text:style-name="Internet_20_link" text:visited-style-name="Visited_20_Internet_20_Link">&lt;map&gt;</text:a>, <text:a xlink:type="simple" xlink:href="https://www.w3schools.com/tags/tag_meta.asp" text:style-name="Internet_20_link" text:visited-style-name="Visited_20_Internet_20_Link">&lt;meta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output.asp" text:style-name="Internet_20_link" text:visited-style-name="Visited_20_Internet_20_Link">&lt;output&gt;</text:a>, <text:a xlink:type="simple" xlink:href="https://www.w3schools.com/tags/tag_param.asp" text:style-name="Internet_20_link" text:visited-style-name="Visited_20_Internet_20_Link">&lt;param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name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novalidate.asp" text:style-name="Internet_20_link" text:visited-style-name="Visited_20_Internet_20_Link">novalidate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at the form should not be validated when submit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abort.asp" text:style-name="Internet_20_link" text:visited-style-name="Visited_20_Internet_20_Link">onabort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on abor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afterprint.asp" text:style-name="Internet_20_link" text:visited-style-name="Visited_20_Internet_20_Link">onafterprint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after the document is prin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beforeprint.asp" text:style-name="Internet_20_link" text:visited-style-name="Visited_20_Internet_20_Link">onbeforeprint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before the document is printed</text:p>
          </table:table-cell>
        </table:table-row>
        <text:soft-page-break/>
        <table:table-row>
          <table:table-cell table:style-name="Table1.A1" office:value-type="string">
            <text:p text:style-name="Table_20_Contents"><text:a xlink:type="simple" xlink:href="https://www.w3schools.com/tags/att_onbeforeunload.asp" text:style-name="Internet_20_link" text:visited-style-name="Visited_20_Internet_20_Link">onbeforeunload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document is about to be un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blur.asp" text:style-name="Internet_20_link" text:visited-style-name="Visited_20_Internet_20_Link">onblu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loses foc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anplay.asp" text:style-name="Internet_20_link" text:visited-style-name="Visited_20_Internet_20_Link">oncanplay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a file is ready to start playing (when it has buffered enough to begin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anplaythrough.asp" text:style-name="Internet_20_link" text:visited-style-name="Visited_20_Internet_20_Link">oncanplaythrough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a file can be played all the way to the end without pausing for buffer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hange.asp" text:style-name="Internet_20_link" text:visited-style-name="Visited_20_Internet_20_Link">onchang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value of the element is chang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lick.asp" text:style-name="Internet_20_link" text:visited-style-name="Visited_20_Internet_20_Link">onclick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being click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ontextmenu.asp" text:style-name="Internet_20_link" text:visited-style-name="Visited_20_Internet_20_Link">oncontextmenu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context menu is trigger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opy.asp" text:style-name="Internet_20_link" text:visited-style-name="Visited_20_Internet_20_Link">oncopy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content of the element is being copi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uechange.asp" text:style-name="Internet_20_link" text:visited-style-name="Visited_20_Internet_20_Link">oncuechange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1.A1" office:value-type="string">
            <text:p text:style-name="Table_20_Contents">Script to be run when the cue changes in a <text:a xlink:type="simple" xlink:href="https://www.w3schools.com/tags/tag_track.asp" text:style-name="Internet_20_link" text:visited-style-name="Visited_20_Internet_20_Link">&lt;track&gt;</text:a>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cut.asp" text:style-name="Internet_20_link" text:visited-style-name="Visited_20_Internet_20_Link">oncu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content of the element is being c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blclick.asp" text:style-name="Internet_20_link" text:visited-style-name="Visited_20_Internet_20_Link">ondblclick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being double-click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.asp" text:style-name="Internet_20_link" text:visited-style-name="Visited_20_Internet_20_Link">ondrag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being dragg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end.asp" text:style-name="Internet_20_link" text:visited-style-name="Visited_20_Internet_20_Link">ondragend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at the end of a drag oper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enter.asp" text:style-name="Internet_20_link" text:visited-style-name="Visited_20_Internet_20_Link">ondragente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 has been dragged to a valid drop ta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leave.asp" text:style-name="Internet_20_link" text:visited-style-name="Visited_20_Internet_20_Link">ondragleav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 leaves a valid drop ta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over.asp" text:style-name="Internet_20_link" text:visited-style-name="Visited_20_Internet_20_Link">ondragove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 is being dragged over a valid drop targe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agstart.asp" text:style-name="Internet_20_link" text:visited-style-name="Visited_20_Internet_20_Link">ondragstar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at the start of a drag operati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rop.asp" text:style-name="Internet_20_link" text:visited-style-name="Visited_20_Internet_20_Link">ondrop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dragged element is being dropp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durationchange.asp" text:style-name="Internet_20_link" text:visited-style-name="Visited_20_Internet_20_Link">ondurationchang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length of the media change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emptied.asp" text:style-name="Internet_20_link" text:visited-style-name="Visited_20_Internet_20_Link">onempti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something bad happens and the file is suddenly unavailable (like unexpectedly disconnects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ended.asp" text:style-name="Internet_20_link" text:visited-style-name="Visited_20_Internet_20_Link">onend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reach the end (a useful event for messages like "thanks for listening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error.asp" text:style-name="Internet_20_link" text:visited-style-name="Visited_20_Internet_20_Link">onerror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body.asp" text:style-name="Internet_20_link" text:visited-style-name="Visited_20_Internet_20_Link">&lt;body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mg.asp" text:style-name="Internet_20_link" text:visited-style-name="Visited_20_Internet_20_Link">&lt;img&gt;</text:a>, <text:soft-page-break/><text:a xlink:type="simple" xlink:href="https://www.w3schools.com/tags/tag_object.asp" text:style-name="Internet_20_link" text:visited-style-name="Visited_20_Internet_20_Link">&lt;object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tyle.asp" text:style-name="Internet_20_link" text:visited-style-name="Visited_20_Internet_20_Link">&lt;style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an error occur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focus.asp" text:style-name="Internet_20_link" text:visited-style-name="Visited_20_Internet_20_Link">onfocus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gets focu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hashchange.asp" text:style-name="Internet_20_link" text:visited-style-name="Visited_20_Internet_20_Link">onhashchang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re has been changes to the anchor part of the a URL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input.asp" text:style-name="Internet_20_link" text:visited-style-name="Visited_20_Internet_20_Link">oninpu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gets user inpu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invalid.asp" text:style-name="Internet_20_link" text:visited-style-name="Visited_20_Internet_20_Link">oninvalid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is invali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keydown.asp" text:style-name="Internet_20_link" text:visited-style-name="Visited_20_Internet_20_Link">onkeydown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user is pressing a 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keypress.asp" text:style-name="Internet_20_link" text:visited-style-name="Visited_20_Internet_20_Link">onkeypress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user presses a 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keyup.asp" text:style-name="Internet_20_link" text:visited-style-name="Visited_20_Internet_20_Link">onkeyup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user releases a ke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.asp" text:style-name="Internet_20_link" text:visited-style-name="Visited_20_Internet_20_Link">onload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.A1" office:value-type="string">
            <text:p text:style-name="Table_20_Contents">Script to be run when the element is finished load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eddata.asp" text:style-name="Internet_20_link" text:visited-style-name="Visited_20_Internet_20_Link">onloadeddata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media data is 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edmetadata.asp" text:style-name="Internet_20_link" text:visited-style-name="Visited_20_Internet_20_Link">onloadedmetadata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meta data (like dimensions and duration) are 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loadstart.asp" text:style-name="Internet_20_link" text:visited-style-name="Visited_20_Internet_20_Link">onloadstart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just as the file begins to load before anything is actually loa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down.asp" text:style-name="Internet_20_link" text:visited-style-name="Visited_20_Internet_20_Link">onmousedown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button is pressed down o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move.asp" text:style-name="Internet_20_link" text:visited-style-name="Visited_20_Internet_20_Link">onmousemov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as long as the  mouse pointer is moving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out.asp" text:style-name="Internet_20_link" text:visited-style-name="Visited_20_Internet_20_Link">onmouseou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pointer moves out of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over.asp" text:style-name="Internet_20_link" text:visited-style-name="Visited_20_Internet_20_Link">onmouseover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pointer moves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up.asp" text:style-name="Internet_20_link" text:visited-style-name="Visited_20_Internet_20_Link">onmouseup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button is released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mousewheel.asp" text:style-name="Internet_20_link" text:visited-style-name="Visited_20_Internet_20_Link">onmousewheel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 mouse wheel is being scrolled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offline.asp" text:style-name="Internet_20_link" text:visited-style-name="Visited_20_Internet_20_Link">onofflin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browser starts to work offlin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online.asp" text:style-name="Internet_20_link" text:visited-style-name="Visited_20_Internet_20_Link">ononlin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browser starts to work online</text:p>
          </table:table-cell>
        </table:table-row>
        <table:table-row>
          <table:table-cell table:style-name="Table1.A1" office:value-type="string">
            <text:p text:style-name="Table_20_Contents">onpagehide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user navigates away from a pa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geshow.asp" text:style-name="Internet_20_link" text:visited-style-name="Visited_20_Internet_20_Link">onpageshow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user navigates to a pa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ste.asp" text:style-name="Internet_20_link" text:visited-style-name="Visited_20_Internet_20_Link">onpaste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user pastes some content in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ause.asp" text:style-name="Internet_20_link" text:visited-style-name="Visited_20_Internet_20_Link">onpaus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is paused either by the user or programmaticall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lay.asp" text:style-name="Internet_20_link" text:visited-style-name="Visited_20_Internet_20_Link">onplay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<text:soft-page-break/>started playing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laying.asp" text:style-name="Internet_20_link" text:visited-style-name="Visited_20_Internet_20_Link">onplaying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started playing</text:p>
          </table:table-cell>
        </table:table-row>
        <table:table-row>
          <table:table-cell table:style-name="Table1.A1" office:value-type="string">
            <text:p text:style-name="Table_20_Contents">onpopstate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window's history changes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progress.asp" text:style-name="Internet_20_link" text:visited-style-name="Visited_20_Internet_20_Link">onprogress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browser is in the process of getting the media dat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atechange.asp" text:style-name="Internet_20_link" text:visited-style-name="Visited_20_Internet_20_Link">onratechang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each time the playback rate changes (like when a user switches to a slow motion or fast forward mode)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eset.asp" text:style-name="Internet_20_link" text:visited-style-name="Visited_20_Internet_20_Link">onreset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cript to be run when a reset button in a form is clicked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resize.asp" text:style-name="Internet_20_link" text:visited-style-name="Visited_20_Internet_20_Link">onresize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the browser window is being resized.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croll.asp" text:style-name="Internet_20_link" text:visited-style-name="Visited_20_Internet_20_Link">onscroll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an element's scrollbar is being scroll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arch.asp" text:style-name="Internet_20_link" text:visited-style-name="Visited_20_Internet_20_Link">onsearch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cript to be run when the user writes something in a search field (for &lt;input="search"&gt;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eked.asp" text:style-name="Internet_20_link" text:visited-style-name="Visited_20_Internet_20_Link">onseek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seeking attribute is set to false indicating that seeking has end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eking.asp" text:style-name="Internet_20_link" text:visited-style-name="Visited_20_Internet_20_Link">onseeking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seeking attribute is set to true indicating that seeking is activ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elect.asp" text:style-name="Internet_20_link" text:visited-style-name="Visited_20_Internet_20_Link">onselect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element gets selec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talled.asp" text:style-name="Internet_20_link" text:visited-style-name="Visited_20_Internet_20_Link">onstalle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browser is unable to fetch the media data for whatever reason</text:p>
          </table:table-cell>
        </table:table-row>
        <table:table-row>
          <table:table-cell table:style-name="Table1.A1" office:value-type="string">
            <text:p text:style-name="Table_20_Contents">onstorage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Web Storage area is upda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ubmit.asp" text:style-name="Internet_20_link" text:visited-style-name="Visited_20_Internet_20_Link">onsubmit</text:a></text:p>
          </table:table-cell>
          <table:table-cell table:style-name="Table1.A1" office:value-type="string">
            <text:p text:style-name="Table_20_Contents">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cript to be run when a form is submitt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suspend.asp" text:style-name="Internet_20_link" text:visited-style-name="Visited_20_Internet_20_Link">onsuspen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fetching the media data is stopped before it is completely loaded for whatever reas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timeupdate.asp" text:style-name="Internet_20_link" text:visited-style-name="Visited_20_Internet_20_Link">ontimeupdat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playing position has changed (like when the user fast forwards to a different point in the media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toggle.asp" text:style-name="Internet_20_link" text:visited-style-name="Visited_20_Internet_20_Link">ontoggle</text:a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>&lt;details&gt;</text:a></text:p>
          </table:table-cell>
          <table:table-cell table:style-name="Table1.A1" office:value-type="string">
            <text:p text:style-name="Table_20_Contents">Script to be run when the user opens or closes the &lt;details&gt;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unload.asp" text:style-name="Internet_20_link" text:visited-style-name="Visited_20_Internet_20_Link">onunload</text:a></text:p>
          </table:table-cell>
          <table:table-cell table:style-name="Table1.A1" office:value-type="string">
            <text:p text:style-name="Table_20_Contents"><text:a xlink:type="simple" xlink:href="https://www.w3schools.com/tags/tag_body.asp" text:style-name="Internet_20_link" text:visited-style-name="Visited_20_Internet_20_Link">&lt;body&gt;</text:a></text:p>
          </table:table-cell>
          <table:table-cell table:style-name="Table1.A1" office:value-type="string">
            <text:p text:style-name="Table_20_Contents">Script to be run when a page has unloaded (or the browser window has been closed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volumechange.asp" text:style-name="Internet_20_link" text:visited-style-name="Visited_20_Internet_20_Link">onvolumechange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each time the volume of a video/audio has been change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waiting.asp" text:style-name="Internet_20_link" text:visited-style-name="Visited_20_Internet_20_Link">onwaiting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cript to be run when the media has paused but is expected to resume (like <text:soft-page-break/>when the media pauses to buffer more data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nwheel.asp" text:style-name="Internet_20_link" text:visited-style-name="Visited_20_Internet_20_Link">onwheel</text:a></text:p>
          </table:table-cell>
          <table:table-cell table:style-name="Table1.A1" office:value-type="string">
            <text:p text:style-name="Table_20_Contents">All visible elements.</text:p>
          </table:table-cell>
          <table:table-cell table:style-name="Table1.A1" office:value-type="string">
            <text:p text:style-name="Table_20_Contents">Script to be run when the mouse wheel rolls up or down ove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en.asp" text:style-name="Internet_20_link" text:visited-style-name="Visited_20_Internet_20_Link">open</text:a></text:p>
          </table:table-cell>
          <table:table-cell table:style-name="Table1.A1" office:value-type="string">
            <text:p text:style-name="Table_20_Contents"><text:a xlink:type="simple" xlink:href="https://www.w3schools.com/tags/tag_details.asp" text:style-name="Internet_20_link" text:visited-style-name="Visited_20_Internet_20_Link">&lt;details&gt;</text:a></text:p>
          </table:table-cell>
          <table:table-cell table:style-name="Table1.A1" office:value-type="string">
            <text:p text:style-name="Table_20_Contents">Specifies that the details should be visible (open) to the user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optimum.asp" text:style-name="Internet_20_link" text:visited-style-name="Visited_20_Internet_20_Link">optimum</text:a></text:p>
          </table:table-cell>
          <table:table-cell table:style-name="Table1.A1" office:value-type="string">
            <text:p text:style-name="Table_20_Contents"><text:a xlink:type="simple" xlink:href="https://www.w3schools.com/tags/tag_meter.asp" text:style-name="Internet_20_link" text:visited-style-name="Visited_20_Internet_20_Link">&lt;meter&gt;</text:a></text:p>
          </table:table-cell>
          <table:table-cell table:style-name="Table1.A1" office:value-type="string">
            <text:p text:style-name="Table_20_Contents">Specifies what value is the optimal value for the gaug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attern.asp" text:style-name="Internet_20_link" text:visited-style-name="Visited_20_Internet_20_Link">pattern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a regular expression that an &lt;input&gt; element's value is checked again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laceholder.asp" text:style-name="Internet_20_link" text:visited-style-name="Visited_20_Internet_20_Link">placeholder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a short hint that describes the expected value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oster.asp" text:style-name="Internet_20_link" text:visited-style-name="Visited_20_Internet_20_Link">poster</text:a></text:p>
          </table:table-cell>
          <table:table-cell table:style-name="Table1.A1" office:value-type="string">
            <text:p text:style-name="Table_20_Contents">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an image to be shown while the video is downloading, or until the user hits the play butto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preload.asp" text:style-name="Internet_20_link" text:visited-style-name="Visited_20_Internet_20_Link">preload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if and how the author thinks the audio/video should be loaded when the page loa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adonly.asp" text:style-name="Internet_20_link" text:visited-style-name="Visited_20_Internet_20_Link">readonly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element is read-only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l.asp" text:style-name="Internet_20_link" text:visited-style-name="Visited_20_Internet_20_Link">rel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form.asp" text:style-name="Internet_20_link" text:visited-style-name="Visited_20_Internet_20_Link">&lt;form&gt;</text:a>, <text:a xlink:type="simple" xlink:href="https://www.w3schools.com/tags/tag_link.asp" text:style-name="Internet_20_link" text:visited-style-name="Visited_20_Internet_20_Link">&lt;link&gt;</text:a></text:p>
          </table:table-cell>
          <table:table-cell table:style-name="Table1.A1" office:value-type="string">
            <text:p text:style-name="Table_20_Contents">Specifies the relationship between the current document and the linked docu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quired.asp" text:style-name="Internet_20_link" text:visited-style-name="Visited_20_Internet_20_Link">required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, 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at the element must be filled out before submitting the for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eversed.asp" text:style-name="Internet_20_link" text:visited-style-name="Visited_20_Internet_20_Link">reversed</text:a></text:p>
          </table:table-cell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>&lt;ol&gt;</text:a></text:p>
          </table:table-cell>
          <table:table-cell table:style-name="Table1.A1" office:value-type="string">
            <text:p text:style-name="Table_20_Contents">Specifies that the list order should be descending (9,8,7...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ows.asp" text:style-name="Internet_20_link" text:visited-style-name="Visited_20_Internet_20_Link">rows</text:a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the visible number of lines in a text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rowspan.asp" text:style-name="Internet_20_link" text:visited-style-name="Visited_20_Internet_20_Link">rowspan</text:a></text:p>
          </table:table-cell>
          <table:table-cell table:style-name="Table1.A1" office:value-type="string">
            <text:p text:style-name="Table_20_Contents"><text:a xlink:type="simple" xlink:href="https://www.w3schools.com/tags/tag_td.asp" text:style-name="Internet_20_link" text:visited-style-name="Visited_20_Internet_20_Link">&lt;td&gt;</text:a>, 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the number of rows a table cell should sp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andbox.asp" text:style-name="Internet_20_link" text:visited-style-name="Visited_20_Internet_20_Link">sandbox</text:a></text:p>
          </table:table-cell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>&lt;iframe&gt;</text:a></text:p>
          </table:table-cell>
          <table:table-cell table:style-name="Table1.A1" office:value-type="string">
            <text:p text:style-name="Table_20_Contents">Enables an extra set of restrictions for the content in an &lt;iframe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cope.asp" text:style-name="Internet_20_link" text:visited-style-name="Visited_20_Internet_20_Link">scope</text:a></text:p>
          </table:table-cell>
          <table:table-cell table:style-name="Table1.A1" office:value-type="string">
            <text:p text:style-name="Table_20_Contents"><text:a xlink:type="simple" xlink:href="https://www.w3schools.com/tags/tag_th.asp" text:style-name="Internet_20_link" text:visited-style-name="Visited_20_Internet_20_Link">&lt;th&gt;</text:a></text:p>
          </table:table-cell>
          <table:table-cell table:style-name="Table1.A1" office:value-type="string">
            <text:p text:style-name="Table_20_Contents">Specifies whether a header cell is a header for a column, row, or group of columns or row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elected.asp" text:style-name="Internet_20_link" text:visited-style-name="Visited_20_Internet_20_Link">selected</text:a></text:p>
          </table:table-cell>
          <table:table-cell table:style-name="Table1.A1" office:value-type="string">
            <text:p text:style-name="Table_20_Contents"><text:a xlink:type="simple" xlink:href="https://www.w3schools.com/tags/tag_option.asp" text:style-name="Internet_20_link" text:visited-style-name="Visited_20_Internet_20_Link">&lt;option&gt;</text:a></text:p>
          </table:table-cell>
          <table:table-cell table:style-name="Table1.A1" office:value-type="string">
            <text:p text:style-name="Table_20_Contents">Specifies that an option should be pre-selected when the page load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hape.asp" text:style-name="Internet_20_link" text:visited-style-name="Visited_20_Internet_20_Link">shape</text:a></text:p>
          </table:table-cell>
          <table:table-cell table:style-name="Table1.A1" office:value-type="string">
            <text:p text:style-name="Table_20_Contents"><text:a xlink:type="simple" xlink:href="https://www.w3schools.com/tags/tag_area.asp" text:style-name="Internet_20_link" text:visited-style-name="Visited_20_Internet_20_Link">&lt;area&gt;</text:a></text:p>
          </table:table-cell>
          <table:table-cell table:style-name="Table1.A1" office:value-type="string">
            <text:p text:style-name="Table_20_Contents">Specifies the shape of the area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ize.asp" text:style-name="Internet_20_link" text:visited-style-name="Visited_20_Internet_20_Link">size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, <text:a xlink:type="simple" xlink:href="https://www.w3schools.com/tags/tag_select.asp" text:style-name="Internet_20_link" text:visited-style-name="Visited_20_Internet_20_Link">&lt;select&gt;</text:a></text:p>
          </table:table-cell>
          <table:table-cell table:style-name="Table1.A1" office:value-type="string">
            <text:p text:style-name="Table_20_Contents">Specifies the width, in characters (for &lt;input&gt;) or specifies the number of visible options (for &lt;select&gt;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izes.asp" text:style-name="Internet_20_link" text:visited-style-name="Visited_20_Internet_20_Link">sizes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source.asp" text:style-name="Internet_20_link" text:visited-style-name="Visited_20_Internet_20_Link">&lt;source&gt;</text:a></text:p>
          </table:table-cell>
          <table:table-cell table:style-name="Table1.A1" office:value-type="string">
            <text:p text:style-name="Table_20_Contents">Specifies the size of the linked resourc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pan.asp" text:style-name="Internet_20_link" text:visited-style-name="Visited_20_Internet_20_Link">span</text:a></text:p>
          </table:table-cell>
          <table:table-cell table:style-name="Table1.A1" office:value-type="string">
            <text:p text:style-name="Table_20_Contents"><text:a xlink:type="simple" xlink:href="https://www.w3schools.com/tags/tag_col.asp" text:style-name="Internet_20_link" text:visited-style-name="Visited_20_Internet_20_Link">&lt;col&gt;</text:a>, <text:a xlink:type="simple" xlink:href="https://www.w3schools.com/tags/tag_colgroup.asp" text:style-name="Internet_20_link" text:visited-style-name="Visited_20_Internet_20_Link">&lt;colgroup&gt;</text:a></text:p>
          </table:table-cell>
          <table:table-cell table:style-name="Table1.A1" office:value-type="string">
            <text:p text:style-name="Table_20_Contents">Specifies the number of columns to span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pellcheck.asp" text:style-name="Internet_20_link" text:visited-style-name="Visited_20_Internet_20_Link">spellcheck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the element is to have its spelling and grammar checked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.asp" text:style-name="Internet_20_link" text:visited-style-name="Visited_20_Internet_20_Link">src</text:a></text:p>
          </table:table-cell>
          <table:table-cell table:style-name="Table1.A1" office:value-type="string">
            <text:p text:style-name="Table_20_Contents"><text:a xlink:type="simple" xlink:href="https://www.w3schools.com/tags/tag_audio.asp" text:style-name="Internet_20_link" text:visited-style-name="Visited_20_Internet_20_Link">&lt;audio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ource.asp" text:style-name="Internet_20_link" text:visited-style-name="Visited_20_Internet_20_Link">&lt;source&gt;</text:a>, <text:soft-page-break/><text:a xlink:type="simple" xlink:href="https://www.w3schools.com/tags/tag_track.asp" text:style-name="Internet_20_link" text:visited-style-name="Visited_20_Internet_20_Link">&lt;track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e URL of the media file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doc.asp" text:style-name="Internet_20_link" text:visited-style-name="Visited_20_Internet_20_Link">srcdoc</text:a></text:p>
          </table:table-cell>
          <table:table-cell table:style-name="Table1.A1" office:value-type="string">
            <text:p text:style-name="Table_20_Contents"><text:a xlink:type="simple" xlink:href="https://www.w3schools.com/tags/tag_iframe.asp" text:style-name="Internet_20_link" text:visited-style-name="Visited_20_Internet_20_Link">&lt;iframe&gt;</text:a></text:p>
          </table:table-cell>
          <table:table-cell table:style-name="Table1.A1" office:value-type="string">
            <text:p text:style-name="Table_20_Contents">Specifies the HTML content of the page to show in the &lt;iframe&gt;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rclang.asp" text:style-name="Internet_20_link" text:visited-style-name="Visited_20_Internet_20_Link">srclang</text:a></text:p>
          </table:table-cell>
          <table:table-cell table:style-name="Table1.A1" office:value-type="string">
            <text:p text:style-name="Table_20_Contents"><text:a xlink:type="simple" xlink:href="https://www.w3schools.com/tags/tag_track.asp" text:style-name="Internet_20_link" text:visited-style-name="Visited_20_Internet_20_Link">&lt;track&gt;</text:a></text:p>
          </table:table-cell>
          <table:table-cell table:style-name="Table1.A1" office:value-type="string">
            <text:p text:style-name="Table_20_Contents">Specifies the language of the track text data (required if kind="subtitles")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ource_srcset.asp" text:style-name="Internet_20_link" text:visited-style-name="Visited_20_Internet_20_Link">srcset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, <text:a xlink:type="simple" xlink:href="https://www.w3schools.com/tags/tag_source.asp" text:style-name="Internet_20_link" text:visited-style-name="Visited_20_Internet_20_Link">&lt;source&gt;</text:a></text:p>
          </table:table-cell>
          <table:table-cell table:style-name="Table1.A1" office:value-type="string">
            <text:p text:style-name="Table_20_Contents">Specifies the URL of the image to use in different situations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art.asp" text:style-name="Internet_20_link" text:visited-style-name="Visited_20_Internet_20_Link">start</text:a></text:p>
          </table:table-cell>
          <table:table-cell table:style-name="Table1.A1" office:value-type="string">
            <text:p text:style-name="Table_20_Contents"><text:a xlink:type="simple" xlink:href="https://www.w3schools.com/tags/tag_ol.asp" text:style-name="Internet_20_link" text:visited-style-name="Visited_20_Internet_20_Link">&lt;ol&gt;</text:a></text:p>
          </table:table-cell>
          <table:table-cell table:style-name="Table1.A1" office:value-type="string">
            <text:p text:style-name="Table_20_Contents">Specifies the start value of an ordered lis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ep.asp" text:style-name="Internet_20_link" text:visited-style-name="Visited_20_Internet_20_Link">step</text:a></text:p>
          </table:table-cell>
          <table:table-cell table:style-name="Table1.A1" office:value-type="string">
            <text:p text:style-name="Table_20_Contents"><text:a xlink:type="simple" xlink:href="https://www.w3schools.com/tags/tag_input.asp" text:style-name="Internet_20_link" text:visited-style-name="Visited_20_Internet_20_Link">&lt;input&gt;</text:a></text:p>
          </table:table-cell>
          <table:table-cell table:style-name="Table1.A1" office:value-type="string">
            <text:p text:style-name="Table_20_Contents">Specifies the legal number intervals for an input field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style.asp" text:style-name="Internet_20_link" text:visited-style-name="Visited_20_Internet_20_Link">sty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an inline CSS style for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abindex.asp" text:style-name="Internet_20_link" text:visited-style-name="Visited_20_Internet_20_Link">tabindex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the tabbing order of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arget.asp" text:style-name="Internet_20_link" text:visited-style-name="Visited_20_Internet_20_Link">target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area.asp" text:style-name="Internet_20_link" text:visited-style-name="Visited_20_Internet_20_Link">&lt;area&gt;</text:a>, <text:a xlink:type="simple" xlink:href="https://www.w3schools.com/tags/tag_base.asp" text:style-name="Internet_20_link" text:visited-style-name="Visited_20_Internet_20_Link">&lt;base&gt;</text:a>, <text:a xlink:type="simple" xlink:href="https://www.w3schools.com/tags/tag_form.asp" text:style-name="Internet_20_link" text:visited-style-name="Visited_20_Internet_20_Link">&lt;form&gt;</text:a></text:p>
          </table:table-cell>
          <table:table-cell table:style-name="Table1.A1" office:value-type="string">
            <text:p text:style-name="Table_20_Contents">Specifies the target for where to open the linked document or where to submit the form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itle.asp" text:style-name="Internet_20_link" text:visited-style-name="Visited_20_Internet_20_Link">titl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extra information about an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ranslate.asp" text:style-name="Internet_20_link" text:visited-style-name="Visited_20_Internet_20_Link">translate</text:a></text:p>
          </table:table-cell>
          <table:table-cell table:style-name="Table1.A1" office:value-type="string">
            <text:p text:style-name="Table_20_Contents"><text:a xlink:type="simple" xlink:href="https://www.w3schools.com/tags/ref_standardattributes.asp" text:style-name="Internet_20_link" text:visited-style-name="Visited_20_Internet_20_Link">Global Attributes</text:a></text:p>
          </table:table-cell>
          <table:table-cell table:style-name="Table1.A1" office:value-type="string">
            <text:p text:style-name="Table_20_Contents">Specifies whether the content of an element should be translated or no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type.asp" text:style-name="Internet_20_link" text:visited-style-name="Visited_20_Internet_20_Link">type</text:a></text:p>
          </table:table-cell>
          <table:table-cell table:style-name="Table1.A1" office:value-type="string">
            <text:p text:style-name="Table_20_Contents"><text:a xlink:type="simple" xlink:href="https://www.w3schools.com/tags/tag_a.asp" text:style-name="Internet_20_link" text:visited-style-name="Visited_20_Internet_20_Link">&lt;a&gt;</text:a>, <text:a xlink:type="simple" xlink:href="https://www.w3schools.com/tags/tag_button.asp" text:style-name="Internet_20_link" text:visited-style-name="Visited_20_Internet_20_Link">&lt;button&gt;</text:a>, <text:a xlink:type="simple" xlink:href="https://www.w3schools.com/tags/tag_embed.asp" text:style-name="Internet_20_link" text:visited-style-name="Visited_20_Internet_20_Link">&lt;embed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link.asp" text:style-name="Internet_20_link" text:visited-style-name="Visited_20_Internet_20_Link">&lt;link&gt;</text:a>, <text:a xlink:type="simple" xlink:href="https://www.w3schools.com/tags/tag_menu.asp" text:style-name="Internet_20_link" text:visited-style-name="Visited_20_Internet_20_Link">&lt;menu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script.asp" text:style-name="Internet_20_link" text:visited-style-name="Visited_20_Internet_20_Link">&lt;script&gt;</text:a>, <text:a xlink:type="simple" xlink:href="https://www.w3schools.com/tags/tag_source.asp" text:style-name="Internet_20_link" text:visited-style-name="Visited_20_Internet_20_Link">&lt;source&gt;</text:a>, <text:a xlink:type="simple" xlink:href="https://www.w3schools.com/tags/tag_style.asp" text:style-name="Internet_20_link" text:visited-style-name="Visited_20_Internet_20_Link">&lt;style&gt;</text:a></text:p>
          </table:table-cell>
          <table:table-cell table:style-name="Table1.A1" office:value-type="string">
            <text:p text:style-name="Table_20_Contents">Specifies the type of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usemap.asp" text:style-name="Internet_20_link" text:visited-style-name="Visited_20_Internet_20_Link">usemap</text:a></text:p>
          </table:table-cell>
          <table:table-cell table:style-name="Table1.A1" office:value-type="string">
            <text:p text:style-name="Table_20_Contents"><text:a xlink:type="simple" xlink:href="https://www.w3schools.com/tags/tag_img.asp" text:style-name="Internet_20_link" text:visited-style-name="Visited_20_Internet_20_Link">&lt;img&gt;</text:a>, <text:a xlink:type="simple" xlink:href="https://www.w3schools.com/tags/tag_object.asp" text:style-name="Internet_20_link" text:visited-style-name="Visited_20_Internet_20_Link">&lt;object&gt;</text:a></text:p>
          </table:table-cell>
          <table:table-cell table:style-name="Table1.A1" office:value-type="string">
            <text:p text:style-name="Table_20_Contents">Specifies an image as a client-side image map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value.asp" text:style-name="Internet_20_link" text:visited-style-name="Visited_20_Internet_20_Link">value</text:a></text:p>
          </table:table-cell>
          <table:table-cell table:style-name="Table1.A1" office:value-type="string">
            <text:p text:style-name="Table_20_Contents"><text:a xlink:type="simple" xlink:href="https://www.w3schools.com/tags/tag_button.asp" text:style-name="Internet_20_link" text:visited-style-name="Visited_20_Internet_20_Link">&lt;button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li.asp" text:style-name="Internet_20_link" text:visited-style-name="Visited_20_Internet_20_Link">&lt;li&gt;</text:a>, <text:a xlink:type="simple" xlink:href="https://www.w3schools.com/tags/tag_option.asp" text:style-name="Internet_20_link" text:visited-style-name="Visited_20_Internet_20_Link">&lt;option&gt;</text:a>, <text:a xlink:type="simple" xlink:href="https://www.w3schools.com/tags/tag_meter.asp" text:style-name="Internet_20_link" text:visited-style-name="Visited_20_Internet_20_Link">&lt;meter&gt;</text:a>, <text:a xlink:type="simple" xlink:href="https://www.w3schools.com/tags/tag_progress.asp" text:style-name="Internet_20_link" text:visited-style-name="Visited_20_Internet_20_Link">&lt;progress&gt;</text:a>, <text:a xlink:type="simple" xlink:href="https://www.w3schools.com/tags/tag_param.asp" text:style-name="Internet_20_link" text:visited-style-name="Visited_20_Internet_20_Link">&lt;param&gt;</text:a></text:p>
          </table:table-cell>
          <table:table-cell table:style-name="Table1.A1" office:value-type="string">
            <text:p text:style-name="Table_20_Contents">Specifies the value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width.asp" text:style-name="Internet_20_link" text:visited-style-name="Visited_20_Internet_20_Link">width</text:a></text:p>
          </table:table-cell>
          <table:table-cell table:style-name="Table1.A1" office:value-type="string">
            <text:p text:style-name="Table_20_Contents">&lt;canvas&gt;, <text:a xlink:type="simple" xlink:href="https://www.w3schools.com/tags/tag_embed.asp" text:style-name="Internet_20_link" text:visited-style-name="Visited_20_Internet_20_Link">&lt;embed&gt;</text:a>, <text:a xlink:type="simple" xlink:href="https://www.w3schools.com/tags/tag_iframe.asp" text:style-name="Internet_20_link" text:visited-style-name="Visited_20_Internet_20_Link">&lt;iframe&gt;</text:a>, <text:a xlink:type="simple" xlink:href="https://www.w3schools.com/tags/tag_img.asp" text:style-name="Internet_20_link" text:visited-style-name="Visited_20_Internet_20_Link">&lt;img&gt;</text:a>, <text:a xlink:type="simple" xlink:href="https://www.w3schools.com/tags/tag_input.asp" text:style-name="Internet_20_link" text:visited-style-name="Visited_20_Internet_20_Link">&lt;input&gt;</text:a>, <text:a xlink:type="simple" xlink:href="https://www.w3schools.com/tags/tag_object.asp" text:style-name="Internet_20_link" text:visited-style-name="Visited_20_Internet_20_Link">&lt;object&gt;</text:a>, <text:a xlink:type="simple" xlink:href="https://www.w3schools.com/tags/tag_video.asp" text:style-name="Internet_20_link" text:visited-style-name="Visited_20_Internet_20_Link">&lt;video&gt;</text:a></text:p>
          </table:table-cell>
          <table:table-cell table:style-name="Table1.A1" office:value-type="string">
            <text:p text:style-name="Table_20_Contents">Specifies the width of the element</text:p>
          </table:table-cell>
        </table:table-row>
        <table:table-row>
          <table:table-cell table:style-name="Table1.A1" office:value-type="string">
            <text:p text:style-name="Table_20_Contents"><text:a xlink:type="simple" xlink:href="https://www.w3schools.com/tags/att_wrap.asp" text:style-name="Internet_20_link" text:visited-style-name="Visited_20_Internet_20_Link">wrap</text:a></text:p>
          </table:table-cell>
          <table:table-cell table:style-name="Table1.A1" office:value-type="string">
            <text:p text:style-name="Table_20_Contents"><text:a xlink:type="simple" xlink:href="https://www.w3schools.com/tags/tag_textarea.asp" text:style-name="Internet_20_link" text:visited-style-name="Visited_20_Internet_20_Link">&lt;textarea&gt;</text:a></text:p>
          </table:table-cell>
          <table:table-cell table:style-name="Table1.A1" office:value-type="string">
            <text:p text:style-name="Table_20_Contents">Specifies how the text in a text area is to be wrapped when submitted in a form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3:26:01.302000000</meta:creation-date>
    <dc:date>2020-08-09T23:26:42.435000000</dc:date>
    <meta:editing-duration>PT41S</meta:editing-duration>
    <meta:editing-cycles>1</meta:editing-cycles>
    <meta:document-statistic meta:table-count="1" meta:image-count="0" meta:object-count="0" meta:page-count="8" meta:paragraph-count="507" meta:word-count="2510" meta:character-count="15061" meta:non-whitespace-character-count="13057"/>
    <meta:generator>LibreOffice/6.4.4.2$Windows_X86_64 LibreOffice_project/3d775be2011f3886db32dfd395a6a6d1ca2630ff</meta:generator>
  </office:meta>
</office:document-meta>
</file>